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 pixels</text:p>
          </table:table-cell>
          <table:table-cell table:number-columns-repeated="5"/>
          <table:table-cell office:value-type="string" calcext:value-type="string">
            <text:p>in counts/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992" calcext:value-type="float">
            <text:p>1992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n K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3]/49*[.$B$10]" office:value-type="float" office:value="20.4081632653061" calcext:value-type="float">
            <text:p>20.4081632653</text:p>
          </table:table-cell>
          <table:table-cell table:formula="of:=[.C3]/49*[.$B$10]" office:value-type="float" office:value="20.4081632653061" calcext:value-type="float">
            <text:p>20.4081632653</text:p>
          </table:table-cell>
          <table:table-cell table:formula="of:=[.D3]/49*[.$B$11]" office:value-type="float" office:value="14.6938775510204" calcext:value-type="float">
            <text:p>14.693877551</text:p>
          </table:table-cell>
          <table:table-cell table:formula="of:=[.E3]/49*[.$B$11]" office:value-type="float" office:value="16.3265306122449" calcext:value-type="float">
            <text:p>16.3265306122</text:p>
          </table:table-cell>
        </table:table-row>
        <table:table-row table:style-name="ro1">
          <table:table-cell office:value-type="string" calcext:value-type="string">
            <text:p>Mn Ka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4]/49*[.$B$10]" office:value-type="float" office:value="48.9795918367347" calcext:value-type="float">
            <text:p>48.9795918367</text:p>
          </table:table-cell>
          <table:table-cell table:formula="of:=[.C4]/49*[.$B$10]" office:value-type="float" office:value="53.0612244897959" calcext:value-type="float">
            <text:p>53.0612244898</text:p>
          </table:table-cell>
          <table:table-cell table:formula="of:=[.D4]/49*[.$B$11]" office:value-type="float" office:value="42.4489795918367" calcext:value-type="float">
            <text:p>42.4489795918</text:p>
          </table:table-cell>
          <table:table-cell table:formula="of:=[.E4]/49*[.$B$11]" office:value-type="float" office:value="35.9183673469388" calcext:value-type="float">
            <text:p>35.9183673469</text:p>
          </table:table-cell>
        </table:table-row>
        <table:table-row table:style-name="ro1">
          <table:table-cell office:value-type="string" calcext:value-type="string">
            <text:p>Zn Kb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formula="of:=[.B5]/49*[.$B$10]" office:value-type="float" office:value="55.1020408163265" calcext:value-type="float">
            <text:p>55.1020408163</text:p>
          </table:table-cell>
          <table:table-cell table:formula="of:=[.C5]/49*[.$B$10]" office:value-type="float" office:value="57.1428571428571" calcext:value-type="float">
            <text:p>57.1428571429</text:p>
          </table:table-cell>
          <table:table-cell table:formula="of:=[.D5]/49*[.$B$11]" office:value-type="float" office:value="50.6122448979592" calcext:value-type="float">
            <text:p>50.612244898</text:p>
          </table:table-cell>
          <table:table-cell table:formula="of:=[.E5]/49*[.$B$11]" office:value-type="float" office:value="50.6122448979592" calcext:value-type="float">
            <text:p>50.612244898</text:p>
          </table:table-cell>
        </table:table-row>
        <table:table-row table:style-name="ro1">
          <table:table-cell office:value-type="string" calcext:value-type="string">
            <text:p>Cu Kb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6]/49*[.$B$10]" office:value-type="float" office:value="189.795918367347" calcext:value-type="float">
            <text:p>189.7959183673</text:p>
          </table:table-cell>
          <table:table-cell table:formula="of:=[.C6]/49*[.$B$10]" office:value-type="float" office:value="179.591836734694" calcext:value-type="float">
            <text:p>179.5918367347</text:p>
          </table:table-cell>
          <table:table-cell table:formula="of:=[.D6]/49*[.$B$11]" office:value-type="float" office:value="156.734693877551" calcext:value-type="float">
            <text:p>156.7346938776</text:p>
          </table:table-cell>
          <table:table-cell table:formula="of:=[.E6]/49*[.$B$11]" office:value-type="float" office:value="161.632653061224" calcext:value-type="float">
            <text:p>161.6326530612</text:p>
          </table:table-cell>
        </table:table-row>
        <table:table-row table:style-name="ro1">
          <table:table-cell office:value-type="string" calcext:value-type="string">
            <text:p>Zn Ka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B7]/49*[.$B$10]" office:value-type="float" office:value="634.693877551021" calcext:value-type="float">
            <text:p>634.693877551</text:p>
          </table:table-cell>
          <table:table-cell table:formula="of:=[.C7]/49*[.$B$10]" office:value-type="float" office:value="655.102040816327" calcext:value-type="float">
            <text:p>655.1020408163</text:p>
          </table:table-cell>
          <table:table-cell table:formula="of:=[.D7]/49*[.$B$11]" office:value-type="float" office:value="591.020408163265" calcext:value-type="float">
            <text:p>591.0204081633</text:p>
          </table:table-cell>
          <table:table-cell table:formula="of:=[.E7]/49*[.$B$11]" office:value-type="float" office:value="595.918367346939" calcext:value-type="float">
            <text:p>595.9183673469</text:p>
          </table:table-cell>
        </table:table-row>
        <table:table-row table:style-name="ro1">
          <table:table-cell office:value-type="string" calcext:value-type="string">
            <text:p>Cu Ka</text:p>
          </table:table-cell>
          <table:table-cell office:value-type="float" office:value="668" calcext:value-type="float">
            <text:p>668</text:p>
          </table:table-cell>
          <table:table-cell office:value-type="float" office:value="634" calcext:value-type="float">
            <text:p>634</text:p>
          </table:table-cell>
          <table:table-cell office:value-type="float" office:value="695" calcext:value-type="float">
            <text:p>695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B8]/49*[.$B$10]" office:value-type="float" office:value="1363.26530612245" calcext:value-type="float">
            <text:p>1363.2653061225</text:p>
          </table:table-cell>
          <table:table-cell table:formula="of:=[.C8]/49*[.$B$10]" office:value-type="float" office:value="1293.87755102041" calcext:value-type="float">
            <text:p>1293.8775510204</text:p>
          </table:table-cell>
          <table:table-cell table:formula="of:=[.D8]/49*[.$B$11]" office:value-type="float" office:value="1134.69387755102" calcext:value-type="float">
            <text:p>1134.693877551</text:p>
          </table:table-cell>
          <table:table-cell table:formula="of:=[.E8]/49*[.$B$11]" office:value-type="float" office:value="1168.97959183673" calcext:value-type="float">
            <text:p>1168.97959183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92-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nts/s in 48px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3-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s/s in 48px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7:17:00.724246748</meta:creation-date>
    <dc:date>2016-11-02T18:40:19.701059801</dc:date>
    <meta:editing-duration>PT1H2M48S</meta:editing-duration>
    <meta:editing-cycles>1</meta:editing-cycles>
    <meta:document-statistic meta:table-count="1" meta:cell-count="70" meta:object-count="0"/>
    <meta:generator>LibreOffice/5.1.5.2$Linux_X86_64 LibreOffice_project/10m0$Build-2</meta:generator>
  </office:meta>
</office:document-meta>
</file>